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ur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lar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ll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xa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mal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portiu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uixut</text:p>
          </table:table-cell>
          <table:table-cell table:number-columns-repeated="2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2:22:26.578512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38:37.746778980</meta:creation-date>
    <meta:generator>LibreOffice/4.2.6.3$Linux_X86_64 LibreOffice_project/420m0$Build-3</meta:generator>
    <dc:date>2014-10-07T12:22:33.495212968</dc:date>
    <meta:editing-duration>P0D</meta:editing-duration>
    <meta:editing-cycles>2</meta:editing-cycles>
    <meta:document-statistic meta:table-count="1" meta:cell-count="21" meta:object-count="0"/>
  </office:meta>
</office:document-meta>
</file>